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sans-serif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31.374cm" fo:margin-left="-1.332cm" style:page-number="auto" table:align="left" style:writing-mode="lr-tb"/>
    </style:style>
    <style:style style:name="Table1.A" style:family="table-column">
      <style:table-column-properties style:column-width="31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74cm" fo:margin-left="-1.332cm" table:align="left" style:writing-mode="lr-tb"/>
    </style:style>
    <style:style style:name="Table2.A" style:family="table-column">
      <style:table-column-properties style:column-width="9.525cm"/>
    </style:style>
    <style:style style:name="Table2.B" style:family="table-column">
      <style:table-column-properties style:column-width="6.033cm"/>
    </style:style>
    <style:style style:name="Table2.C" style:family="table-column">
      <style:table-column-properties style:column-width="8.573cm"/>
    </style:style>
    <style:style style:name="Table2.D" style:family="table-column">
      <style:table-column-properties style:column-width="7.1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5.442cm" fo:keep-together="auto"/>
    </style:style>
    <style:style style:name="Table3" style:family="table">
      <style:table-properties style:width="31.173cm" fo:margin-left="-1.332cm" table:align="left" style:writing-mode="lr-tb"/>
    </style:style>
    <style:style style:name="Table3.A" style:family="table-column">
      <style:table-column-properties style:column-width="31.1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1" fo:font-weight="bold" style:font-weight-asian="bold" style:font-name-complex="Verdana1"/>
    </style:style>
    <style:style style:name="P3" style:family="paragraph" style:parent-style-name="Standard">
      <style:text-properties style:font-name="Verdana1" fo:font-size="10pt" style:font-size-asian="10pt" style:font-name-complex="Verdana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1" fo:font-size="10pt" style:font-size-asian="10pt" style:font-name-complex="Verdana1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Verdana1" fo:font-size="10pt" style:font-size-asian="10pt" style:font-name-complex="Verdana1" style:font-size-complex="10pt"/>
    </style:style>
    <style:style style:name="P6" style:family="paragraph" style:parent-style-name="Standard">
      <style:paragraph-properties style:snap-to-layout-grid="false"/>
      <style:text-properties style:font-name="Verdana1" fo:font-size="10pt" style:font-size-asian="10pt" style:font-name-complex="Verdana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0pt" fo:font-weight="bold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Verdana1" fo:font-size="10pt" fo:font-style="italic" style:font-size-asian="10pt" style:font-style-asian="italic" style:font-name-complex="Verdana1" style:font-size-complex="10pt"/>
    </style:style>
    <style:style style:name="P9" style:family="paragraph" style:parent-style-name="Standard">
      <style:text-properties style:font-name="Verdana1" style:font-name-complex="Verdana1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Verdana1" fo:font-size="10pt" fo:language="en" fo:country="US" style:font-name-asian="Times New Roman" style:font-size-asian="10pt" style:language-asian="zh" style:country-asian="CN" style:font-name-complex="Verdana1" style:font-size-complex="10pt" style:language-complex="ar" style:country-complex="SA"/>
    </style:style>
    <style:style style:name="P11" style:family="paragraph" style:parent-style-name="Standard">
      <style:paragraph-properties fo:text-align="start" style:justify-single-word="false" style:snap-to-layout-grid="false"/>
      <style:text-properties style:use-window-font-color="true" style:font-name="Verdana1" fo:font-size="10pt" fo:language="en" fo:country="US" style:font-name-asian="Times New Roman" style:font-size-asian="10pt" style:language-asian="zh" style:country-asian="CN" style:font-name-complex="Verdana1" style:font-size-complex="10pt" style:language-complex="ar" style:country-complex="SA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0pt" style:font-size-asian="10pt" style:font-name-complex="Verdana1" style:font-size-complex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Verdana1" fo:font-size="10pt" style:font-size-asian="10pt" style:font-name-complex="Verdana1" style:font-size-complex="10pt"/>
    </style:style>
    <style:style style:name="T1" style:family="text">
      <style:text-properties style:font-name="Verdana1" fo:font-weight="bold" style:font-weight-asian="bold" style:font-name-complex="Verdana1"/>
    </style:style>
    <style:style style:name="T2" style:family="text">
      <style:text-properties style:font-name="Verdana1" style:font-name-complex="Verdana1"/>
    </style:style>
    <style:style style:name="T3" style:family="text">
      <style:text-properties style:font-name="Verdana1" fo:font-size="10pt" style:font-size-asian="10pt" style:font-name-complex="Verdana1" style:font-size-complex="10pt"/>
    </style:style>
    <style:style style:name="T4" style:family="text">
      <style:text-properties style:font-name="Verdana1" fo:font-size="10pt" style:text-underline-style="solid" style:text-underline-width="auto" style:text-underline-color="font-color" style:font-size-asian="10pt" style:font-name-complex="Verdana1" style:font-size-complex="10pt"/>
    </style:style>
    <style:style style:name="T5" style:family="text">
      <style:text-properties style:use-window-font-color="true" style:font-name="Verdana1" fo:font-size="10pt" fo:language="en" fo:country="US" fo:font-style="normal" style:text-underline-style="solid" style:text-underline-width="auto" style:text-underline-color="font-color" style:font-name-asian="Times New Roman" style:font-size-asian="10pt" style:language-asian="zh" style:country-asian="CN" style:font-style-asian="normal" style:font-name-complex="Verdana1" style:font-size-complex="10pt" style:language-complex="ar" style:country-complex="SA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ERTIFICATE OF REWAREHOUSING BY THE CONSIGNEE</text:p>
            <text:p text:style-name="P1"><text:span text:style-name="T1">(</text:span><text:span text:style-name="T2">ON ORIGINAL AND DUPLICATE</text:span><text:span text:style-name="T1">)</text:span></text:p>
          </table:table-cell>
        </table:table-row>
      </table:table>
      <text:p text:style-name="P9"/>
      <text:p text:style-name="P3">I / We hereby certify that the consignment arrived at ---------------------------------------on ----------------that the goods conform in all respects to the description given overleaf</text:p>
      <text:p text:style-name="P3"/>
      <text:p text:style-name="P3"><text:s/>except for the following discrepancies, and that they have been warehoused under Entry No.---------------------------------------of the register maintained in the Warehouse.</text:p>
      <text:p text:style-name="P4"/>
      <text:p text:style-name="P7">PARTICULARS OF DISCREPANCIE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No. and description of packages not received</text:p>
          </table:table-cell>
          <table:table-cell table:style-name="Table2.A1" office:value-type="string">
            <text:p text:style-name="P5">Quantity short received</text:p>
          </table:table-cell>
          <table:table-cell table:style-name="Table2.A1" office:value-type="string">
            <text:p text:style-name="P5">Duty payable on the shortage</text:p>
          </table:table-cell>
          <table:table-cell table:style-name="Table2.D1" office:value-type="string">
            <text:p text:style-name="P5">Remarks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D1" office:value-type="string">
            <text:p text:style-name="P5">4</text:p>
          </table:table-cell>
        </table:table-row>
        <table:table-row table:style-name="Table2.3">
          <table:table-cell table:style-name="Table2.A1" office:value-type="string">
            <text:p text:style-name="P12"/>
            <text:p text:style-name="P12"/>
            <text:p text:style-name="P10"><text:placeholder text:placeholder-type="text">&lt;o.invoice_no_id.invoice_line[0].name or ''&gt;</text:placeholder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13"/>
            <text:p text:style-name="P13"/>
            <text:p text:style-name="P11"><text:placeholder text:placeholder-type="text">&lt;o.invoice_no_id.invoice_line[0].quantity or ''&gt;</text:placeholder></text:p>
          </table:table-cell>
          <table:table-cell table:style-name="Table2.A1" office:value-type="string">
            <text:p text:style-name="P13"/>
            <text:p text:style-name="P13"/>
            <text:p text:style-name="P11"><text:placeholder text:placeholder-type="text">&lt;o.excise_duty_id.amount&gt;</text:placeholder>0%</text:p>
          </table:table-cell>
          <table:table-cell table:style-name="Table2.D1" office:value-type="string">
            <text:p text:style-name="P6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/>
            <text:p text:style-name="Standard"><text:span text:style-name="T3">PLACE : </text:span><text:span text:style-name="T4">THOOTHUKKUDI</text:span></text:p>
            <text:p text:style-name="P3"/>
            <text:p text:style-name="Standard"><text:span text:style-name="T3">DATE <text:s/></text:span><text:span text:style-name="T5"><text:placeholder text:placeholder-type="text">&lt;get_date(o.date)&gt;</text:placeholder></text:span></text:p>
            <text:p text:style-name="P8">Signature of Consignee(s) or his / their authorized agen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Verdana" svg:font-family="Verdana, sans-serif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5.56cm" fo:page-height="21.59cm" style:num-format="1" style:print-orientation="landscape" fo:margin-top="3.175cm" fo:margin-bottom="0.63cm" fo:margin-left="2.54cm" fo:margin-right="2.54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OF REWAREHOUSING BY THE CONSIGNEE</dc:title>
    <meta:initial-creator>CHANGE_ME1</meta:initial-creator>
    <meta:creation-date>2011-11-25T13:05:00</meta:creation-date>
    <dc:date>2017-04-29T14:01:05</dc:date>
    <meta:print-date>2016-08-31T11:11:00</meta:print-date>
    <meta:editing-cycles>63</meta:editing-cycles>
    <meta:editing-duration>PT6H51M51S</meta:editing-duration>
    <meta:generator>LibreOffice/3.5$Linux_x86 LibreOffice_project/350m1$Build-2</meta:generator>
    <dc:creator>Dev127 </dc:creator>
    <meta:document-statistic meta:table-count="3" meta:image-count="0" meta:object-count="0" meta:page-count="1" meta:paragraph-count="19" meta:word-count="100" meta:character-count="784" meta:non-whitespace-character-count="704"/>
  </office:meta>
</office:document-meta>
</file>